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HUB-RG Creation</text:p>
      <text:p text:style-name="Standard">echo "Creating Azure Resource Group"</text:p>
      <text:p text:style-name="Standard">az group create -l eastus -n HUB-RG</text:p>
      <text:p text:style-name="Standard"><text:s/></text:p>
      <text:p text:style-name="Standard">echo "Creating Azure Virtual Network"</text:p>
      <text:p text:style-name="Standard">az network vnet create -g HUB-RG -n HUB-RG-vNET1 --address-prefix 10.1.0.0/16 \</text:p>
      <text:p text:style-name="Standard">--subnet-name HUB-RG-Subnet-1 --subnet-prefix 10.1.1.0/24 -l eastus</text:p>
      <text:p text:style-name="Standard"/>
      <text:p text:style-name="Standard">az vm create --resource-group HUB-RG --name HUB-VM1 --image win2016Datacenter --vnet-name HUB-RG-vNET1 \</text:p>
      <text:p text:style-name="Standard">--subnet HUB-RG-Subnet-1 --admin-username testuser --admin-password "India@123456" --size Standard_B2ms \</text:p>
      <text:p text:style-name="Standard">--nsg ""</text:p>
      <text:p text:style-name="Standard"/>
      <text:p text:style-name="Standard">#SPOKE-RG1 Creation</text:p>
      <text:p text:style-name="Standard"/>
      <text:p text:style-name="Standard">echo "Creating Azure Resource Group"</text:p>
      <text:p text:style-name="Standard">az group create -l eastus -n SPOKE1-RG</text:p>
      <text:p text:style-name="Standard"><text:s/></text:p>
      <text:p text:style-name="Standard">echo "Creating Azure Virtual Network"</text:p>
      <text:p text:style-name="Standard">az network vnet create -g SPOKE1-RG -n SPOKE1-RG-vNET1 --address-prefix 172.16.0.0/16 \</text:p>
      <text:p text:style-name="Standard">--subnet-name SPOKE1-RG-Subnet-1 --subnet-prefix 172.16.1.0/24 -l eastus</text:p>
      <text:p text:style-name="Standard"/>
      <text:p text:style-name="Standard">az vm create --resource-group SPOKE1-RG --name SPOKE1-RG-VM1 --image win2016Datacenter --vnet-name SPOKE1-RG-vNET1 \</text:p>
      <text:p text:style-name="Standard">--subnet SPOKE1-RG-Subnet-1 --admin-username testuser --admin-password "India@123456" --size Standard_B2s \</text:p>
      <text:p text:style-name="Standard">--nsg ""</text:p>
      <text:p text:style-name="Standard"/>
      <text:p text:style-name="Standard"><text:soft-page-break/>#SPOKE2 Creation</text:p>
      <text:p text:style-name="Standard">echo "Creating Azure Resource Group"</text:p>
      <text:p text:style-name="Standard">az group create -l eastus -n SPOKE2-RG</text:p>
      <text:p text:style-name="Standard"><text:s/></text:p>
      <text:p text:style-name="Standard">echo "Creating Azure Virtual Network"</text:p>
      <text:p text:style-name="Standard">az network vnet create -g SPOKE2-RG -n SPOKE2-RG-vNET1 --address-prefix 192.168.0.0/16 \</text:p>
      <text:p text:style-name="Standard">--subnet-name SPOKE2-RG-Subnet-1 --subnet-prefix 192.168.1.0/24 -l eastus</text:p>
      <text:p text:style-name="Standard"/>
      <text:p text:style-name="Standard">az vm create --resource-group SPOKE2-RG --name SPOKE2-RG-VM1 --image win2016Datacenter --vnet-name SPOKE2-RG-vNET1 \</text:p>
      <text:p text:style-name="Standard">--subnet SPOKE2-RG-Subnet-1 --admin-username testuser --admin-password "India@123456" --size Standard_B2s \</text:p>
      <text:p text:style-name="Standard">--nsg ""</text:p>
      <text:p text:style-name="Standard"/>
      <text:p text:style-name="Standard"/>
      <text:p text:style-name="Standard">#VNET-PEERINGS</text:p>
      <text:p text:style-name="Standard">VNet1Id=$(az network vnet show --resource-group HUB-RG --name HUB-RG-vNET1 --query id --out tsv)</text:p>
      <text:p text:style-name="Standard">VNet2Id=$(az network vnet show --resource-group SPOKE1-RG --name SPOKE1-RG-vNET1 --query id --out tsv)</text:p>
      <text:p text:style-name="Standard">VNet3Id=$(az network vnet show --resource-group SPOKE2-RG --name SPOKE2-RG-vNET1 --query id --out tsv)</text:p>
      <text:p text:style-name="Standard">#HUBRG-to-SPOKE1</text:p>
      <text:p text:style-name="Standard">az network vnet peering create -g HUB-RG -n HUB-to-SPOKE1 --vnet-name HUB-RG-vNET1 --remote-vnet $VNet2Id --allow-vnet-access</text:p>
      <text:p text:style-name="Standard">az network vnet peering create -g SPOKE1-RG -n SPOKE1-to-HUB --vnet-name SPOKE1-RG-vNET1 --remote-vnet $VNet1Id --allow-vnet-access</text:p>
      <text:p text:style-name="Standard">#HUBRG-to-SPOKE2</text:p>
      <text:p text:style-name="Standard">az network vnet peering create -g HUB-RG -n HUB-to-SPOKE2 --vnet-name HUB-RG-vNET1 --remote-vnet $VNet3Id --allow-vnet-access</text:p>
      <text:p text:style-name="Standard">az network vnet peering create -g SPOKE2-RG -n SPOKE2-to-HUB --vnet-name SPOKE2-RG-vNET1 --remote-vnet $VNet1Id --allow-vnet-acces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32" meta:character-count="2387" meta:non-whitespace-character-count="2149"/>
    <meta:generator>LibreOfficeDev/6.0.5.2$Linux_X86_64 LibreOffice_project/</meta:generator>
  </office:meta>
</office:document-meta>
</file>